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wrap" fo:border="1.5pt solid #000000"/>
      <style:paragraph-properties fo:text-align="center" fo:margin-left="0mm"/>
      <style:text-properties fo:color="#ce181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Classement des distributions Linux les plus populaires (d’après le site Alexa) 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Classement </text:p>
          </table:table-cell>
          <table:table-cell table:style-name="ce2" office:value-type="string" calcext:value-type="string">
            <text:p>Distribution</text:p>
          </table:table-cell>
          <table:table-cell table:style-name="ce2" office:value-type="string" calcext:value-type="string">
            <text:p>Classement génér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buntu<text:a xlink:href="https://fr.wikipedia.org/wiki/Linux#cite_note-20" xlink:type="simple">20</text:a></text:p>
          </table:table-cell>
          <table:table-cell office:value-type="string" calcext:value-type="string">
            <text:p>1905èm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nux Mint<text:a xlink:href="https://fr.wikipedia.org/wiki/Linux#cite_note-21" xlink:type="simple">21</text:a></text:p>
          </table:table-cell>
          <table:table-cell office:value-type="string" calcext:value-type="string">
            <text:p>3450èm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dHat<text:a xlink:href="https://fr.wikipedia.org/wiki/Linux#cite_note-22" xlink:type="simple">22</text:a></text:p>
          </table:table-cell>
          <table:table-cell office:value-type="string" calcext:value-type="string">
            <text:p>3543è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bian<text:a xlink:href="https://fr.wikipedia.org/wiki/Linux#cite_note-23" xlink:type="simple">23</text:a></text:p>
          </table:table-cell>
          <table:table-cell office:value-type="string" calcext:value-type="string">
            <text:p>5620èm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chlinux<text:a xlink:href="https://fr.wikipedia.org/wiki/Linux#cite_note-24" xlink:type="simple">24</text:a></text:p>
          </table:table-cell>
          <table:table-cell office:value-type="string" calcext:value-type="string">
            <text:p>7143è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éo </meta:initial-creator>
    <meta:creation-date>2019-02-25T16:47:58.298440701</meta:creation-date>
    <dc:date>2019-02-25T16:51:42.011511904</dc:date>
    <dc:creator>Léo </dc:creator>
    <meta:editing-duration>PT3M44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